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Core"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Key</text:p>
          </table:table-cell>
          <table:table-cell office:value-type="string">
            <text:p>en-US</text:p>
          </table:table-cell>
          <table:table-cell office:value-type="string">
            <text:p>en-GB</text:p>
          </table:table-cell>
          <table:table-cell office:value-type="string">
            <text:p>nl-NL</text:p>
          </table:table-cell>
          <table:table-cell office:value-type="string">
            <text:p>nl-BE</text:p>
          </table:table-cell>
          <table:table-cell office:value-type="string">
            <text:p>fr-FR</text:p>
          </table:table-cell>
          <table:table-cell office:value-type="string">
            <text:p>zh-CN</text:p>
          </table:table-cell>
        </table:table-row>
        <table:table-row>
          <table:table-cell office:value-type="string">
            <text:p>ok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office:value-type="string">
            <text:p>确定</text:p>
          </table:table-cell>
        </table:table-row>
        <table:table-row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Oui</text:p>
          </table:table-cell>
          <table:table-cell office:value-type="string">
            <text:p>是</text:p>
          </table:table-cell>
        </table:table-row>
        <table:table-row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ee</text:p>
          </table:table-cell>
          <table:table-cell office:value-type="string">
            <text:p>Nee</text:p>
          </table:table-cell>
          <table:table-cell office:value-type="string">
            <text:p>Non</text:p>
          </table:table-cell>
          <table:table-cell office:value-type="string">
            <text:p>否</text:p>
          </table:table-cell>
        </table:table-row>
        <table:table-row>
          <table:table-cell office:value-type="string">
            <text:p>cancel</text:p>
          </table:table-cell>
          <table:table-cell office:value-type="string">
            <text:p>Cancel</text:p>
          </table:table-cell>
          <table:table-cell office:value-type="string">
            <text:p>Cancel</text:p>
          </table:table-cell>
          <table:table-cell office:value-type="string">
            <text:p>Annuleren</text:p>
          </table:table-cell>
          <table:table-cell office:value-type="string">
            <text:p>Annuleren</text:p>
          </table:table-cell>
          <table:table-cell office:value-type="string">
            <text:p>Annuler</text:p>
          </table:table-cell>
          <table:table-cell office:value-type="string">
            <text:p>取消</text:p>
          </table:table-cell>
        </table:table-row>
        <table:table-row>
          <table:table-cell office:value-type="string">
            <text:p>retry</text:p>
          </table:table-cell>
          <table:table-cell office:value-type="string">
            <text:p>Retry</text:p>
          </table:table-cell>
          <table:table-cell office:value-type="string">
            <text:p>Retry</text:p>
          </table:table-cell>
          <table:table-cell office:value-type="string">
            <text:p>Opnieuw</text:p>
          </table:table-cell>
          <table:table-cell office:value-type="string">
            <text:p>Opnieuw</text:p>
          </table:table-cell>
          <table:table-cell office:value-type="string">
            <text:p>Réessayer</text:p>
          </table:table-cell>
          <table:table-cell office:value-type="string">
            <text:p>重试</text:p>
          </table:table-cell>
        </table:table-row>
        <table:table-row>
          <table:table-cell office:value-type="string">
            <text:p>close</text:p>
          </table:table-cell>
          <table:table-cell office:value-type="string">
            <text:p>Close</text:p>
          </table:table-cell>
          <table:table-cell office:value-type="string">
            <text:p>Close</text:p>
          </table:table-cell>
          <table:table-cell office:value-type="string">
            <text:p>Sluiten</text:p>
          </table:table-cell>
          <table:table-cell office:value-type="string">
            <text:p>Sluiten</text:p>
          </table:table-cell>
          <table:table-cell office:value-type="string">
            <text:p>Fermer</text:p>
          </table:table-cell>
          <table:table-cell office:value-type="string">
            <text:p>关闭</text:p>
          </table:table-cell>
        </table:table-row>
        <table:table-row>
          <table:table-cell office:value-type="string">
            <text:p>open</text:p>
          </table:table-cell>
          <table:table-cell office:value-type="string">
            <text:p>Open</text:p>
          </table:table-cell>
          <table:table-cell office:value-type="string">
            <text:p>Open</text:p>
          </table:table-cell>
          <table:table-cell office:value-type="string">
            <text:p>Openen</text:p>
          </table:table-cell>
          <table:table-cell office:value-type="string">
            <text:p>Openen</text:p>
          </table:table-cell>
          <table:table-cell office:value-type="string">
            <text:p>Ouvrir</text:p>
          </table:table-cell>
          <table:table-cell office:value-type="string">
            <text:p>打开</text:p>
          </table:table-cell>
        </table:table-row>
      </table:table>
      <table:table table:name="Launcher"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Key</text:p>
          </table:table-cell>
          <table:table-cell office:value-type="string">
            <text:p>en-US</text:p>
          </table:table-cell>
          <table:table-cell office:value-type="string">
            <text:p>en-GB</text:p>
          </table:table-cell>
          <table:table-cell office:value-type="string">
            <text:p>nl-NL</text:p>
          </table:table-cell>
          <table:table-cell office:value-type="string">
            <text:p>nl-BE</text:p>
          </table:table-cell>
          <table:table-cell office:value-type="string">
            <text:p>fr-FR</text:p>
          </table:table-cell>
          <table:table-cell office:value-type="string">
            <text:p>zh-CN</text:p>
          </table:table-cell>
        </table:table-row>
        <table:table-row>
          <table:table-cell office:value-type="string">
            <text:p>apps</text:p>
          </table:table-cell>
          <table:table-cell office:value-type="string">
            <text:p>Apps</text:p>
          </table:table-cell>
          <table:table-cell office:value-type="string">
            <text:p>Apps</text:p>
          </table:table-cell>
          <table:table-cell office:value-type="string">
            <text:p>Apps</text:p>
          </table:table-cell>
          <table:table-cell office:value-type="string">
            <text:p>Apps</text:p>
          </table:table-cell>
          <table:table-cell office:value-type="string">
            <text:p>Applications</text:p>
          </table:table-cell>
          <table:table-cell office:value-type="string">
            <text:p>应用</text:p>
          </table:table-cell>
        </table:table-row>
        <table:table-row>
          <table:table-cell office:value-type="string">
            <text:p>files</text:p>
          </table:table-cell>
          <table:table-cell office:value-type="string">
            <text:p>Files</text:p>
          </table:table-cell>
          <table:table-cell office:value-type="string">
            <text:p>Files</text:p>
          </table:table-cell>
          <table:table-cell office:value-type="string">
            <text:p>Bestanden</text:p>
          </table:table-cell>
          <table:table-cell office:value-type="string">
            <text:p>Bestanden</text:p>
          </table:table-cell>
          <table:table-cell office:value-type="string">
            <text:p>Fichiers</text:p>
          </table:table-cell>
          <table:table-cell office:value-type="string">
            <text:p>文件</text:p>
          </table:table-cell>
        </table:table-row>
        <table:table-row>
          <table:table-cell office:value-type="string">
            <text:p>settings</text:p>
          </table:table-cell>
          <table:table-cell office:value-type="string">
            <text:p>Settings</text:p>
          </table:table-cell>
          <table:table-cell office:value-type="string">
            <text:p>Settings</text:p>
          </table:table-cell>
          <table:table-cell office:value-type="string">
            <text:p>Instellingen</text:p>
          </table:table-cell>
          <table:table-cell office:value-type="string">
            <text:p>Instellingen</text:p>
          </table:table-cell>
          <table:table-cell office:value-type="string">
            <text:p>Paramètres</text:p>
          </table:table-cell>
          <table:table-cell office:value-type="string">
            <text:p>设置</text:p>
          </table:table-cell>
        </table:table-row>
      </table:table>
      <table:table table:name="LocaleSettings"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Key</text:p>
          </table:table-cell>
          <table:table-cell office:value-type="string">
            <text:p>en-US</text:p>
          </table:table-cell>
          <table:table-cell office:value-type="string">
            <text:p>en-GB</text:p>
          </table:table-cell>
          <table:table-cell office:value-type="string">
            <text:p>nl-NL</text:p>
          </table:table-cell>
          <table:table-cell office:value-type="string">
            <text:p>nl-BE</text:p>
          </table:table-cell>
          <table:table-cell office:value-type="string">
            <text:p>fr-FR</text:p>
          </table:table-cell>
          <table:table-cell office:value-type="string">
            <text:p>zh-CN</text:p>
          </table:table-cell>
        </table:table-row>
        <table:table-row>
          <table:table-cell office:value-type="string">
            <text:p>nl_nl</text:p>
          </table:table-cell>
          <table:table-cell office:value-type="string">
            <text:p>Dutch (Netherlands)</text:p>
          </table:table-cell>
          <table:table-cell office:value-type="string">
            <text:p>Dutch (Netherlands)</text:p>
          </table:table-cell>
          <table:table-cell office:value-type="string">
            <text:p>Nederlands (Nederland)</text:p>
          </table:table-cell>
          <table:table-cell office:value-type="string">
            <text:p>Nederlands (Nederland)</text:p>
          </table:table-cell>
          <table:table-cell office:value-type="string">
            <text:p>Néerlandais (Pays-Bas)</text:p>
          </table:table-cell>
          <table:table-cell office:value-type="string">
            <text:p>荷兰语（荷兰）</text:p>
          </table:table-cell>
        </table:table-row>
        <table:table-row>
          <table:table-cell office:value-type="string">
            <text:p>nl_be</text:p>
          </table:table-cell>
          <table:table-cell office:value-type="string">
            <text:p>Dutch (Belgium)</text:p>
          </table:table-cell>
          <table:table-cell office:value-type="string">
            <text:p>Dutch (Belgium)</text:p>
          </table:table-cell>
          <table:table-cell office:value-type="string">
            <text:p>Nederlands (België)</text:p>
          </table:table-cell>
          <table:table-cell office:value-type="string">
            <text:p>Nederlands (België)</text:p>
          </table:table-cell>
          <table:table-cell office:value-type="string">
            <text:p>Néerlandais (Belgique)</text:p>
          </table:table-cell>
          <table:table-cell office:value-type="string">
            <text:p>荷兰语（比利时）</text:p>
          </table:table-cell>
        </table:table-row>
        <table:table-row>
          <table:table-cell office:value-type="string">
            <text:p>en_us</text:p>
          </table:table-cell>
          <table:table-cell office:value-type="string">
            <text:p>English (United States)</text:p>
          </table:table-cell>
          <table:table-cell office:value-type="string">
            <text:p>English (United States)</text:p>
          </table:table-cell>
          <table:table-cell office:value-type="string">
            <text:p>Engels (Verenigde Staten)</text:p>
          </table:table-cell>
          <table:table-cell office:value-type="string">
            <text:p>Engels (Verenigde Staten)</text:p>
          </table:table-cell>
          <table:table-cell office:value-type="string">
            <text:p>Anglais (États-Unis)</text:p>
          </table:table-cell>
          <table:table-cell office:value-type="string">
            <text:p>英语（美国）</text:p>
          </table:table-cell>
        </table:table-row>
        <table:table-row>
          <table:table-cell office:value-type="string">
            <text:p>en_gb</text:p>
          </table:table-cell>
          <table:table-cell office:value-type="string">
            <text:p>English (United Kingdom)</text:p>
          </table:table-cell>
          <table:table-cell office:value-type="string">
            <text:p>English (United Kingdom)</text:p>
          </table:table-cell>
          <table:table-cell office:value-type="string">
            <text:p>Engels (Verenigd Koninkrijk)</text:p>
          </table:table-cell>
          <table:table-cell office:value-type="string">
            <text:p>Engels (Verenigd Koninkrijk)</text:p>
          </table:table-cell>
          <table:table-cell office:value-type="string">
            <text:p>Anglais (Royaume-Uni)</text:p>
          </table:table-cell>
          <table:table-cell office:value-type="string">
            <text:p>英语（英国）</text:p>
          </table:table-cell>
        </table:table-row>
        <table:table-row>
          <table:table-cell office:value-type="string">
            <text:p>fr_fr</text:p>
          </table:table-cell>
          <table:table-cell office:value-type="string">
            <text:p>French (France)</text:p>
          </table:table-cell>
          <table:table-cell office:value-type="string">
            <text:p>French (France)</text:p>
          </table:table-cell>
          <table:table-cell office:value-type="string">
            <text:p>Frans (Frankrijk)</text:p>
          </table:table-cell>
          <table:table-cell office:value-type="string">
            <text:p>Frans (Frankrijk)</text:p>
          </table:table-cell>
          <table:table-cell office:value-type="string">
            <text:p>Français (France)</text:p>
          </table:table-cell>
          <table:table-cell office:value-type="string">
            <text:p>法语（法国）</text:p>
          </table:table-cell>
        </table:table-row>
        <table:table-row>
          <table:table-cell office:value-type="string">
            <text:p>zh_cn</text:p>
          </table:table-cell>
          <table:table-cell office:value-type="string">
            <text:p>Chinese (Simplified, China)</text:p>
          </table:table-cell>
          <table:table-cell office:value-type="string">
            <text:p>Chinese (Simplified, China)</text:p>
          </table:table-cell>
          <table:table-cell office:value-type="string">
            <text:p>Chinees (vereenvoudigd, China)</text:p>
          </table:table-cell>
          <table:table-cell office:value-type="string">
            <text:p>Chinees (vereenvoudigd, China)</text:p>
          </table:table-cell>
          <table:table-cell office:value-type="string">
            <text:p>Chinois (simplifié, Chine)</text:p>
          </table:table-cell>
          <table:table-cell office:value-type="string">
            <text:p>中文（简体，中国）</text:p>
          </table:table-cell>
        </table:table-row>
        <table:table-row>
          <table:table-cell office:value-type="string">
            <text:p>region</text:p>
          </table:table-cell>
          <table:table-cell office:value-type="string">
            <text:p>Region</text:p>
          </table:table-cell>
          <table:table-cell office:value-type="string">
            <text:p>Region</text:p>
          </table:table-cell>
          <table:table-cell office:value-type="string">
            <text:p>Regio</text:p>
          </table:table-cell>
          <table:table-cell office:value-type="string">
            <text:p>Regio</text:p>
          </table:table-cell>
          <table:table-cell office:value-type="string">
            <text:p>Région</text:p>
          </table:table-cell>
          <table:table-cell office:value-type="string">
            <text:p>地区</text:p>
          </table:table-cell>
        </table:table-row>
        <table:table-row>
          <table:table-cell office:value-type="string">
            <text:p>language</text:p>
          </table:table-cell>
          <table:table-cell office:value-type="string">
            <text:p>Language</text:p>
          </table:table-cell>
          <table:table-cell office:value-type="string">
            <text:p>Language</text:p>
          </table:table-cell>
          <table:table-cell office:value-type="string">
            <text:p>Taal</text:p>
          </table:table-cell>
          <table:table-cell office:value-type="string">
            <text:p>Taal</text:p>
          </table:table-cell>
          <table:table-cell office:value-type="string">
            <text:p>Langue</text:p>
          </table:table-cell>
          <table:table-cell office:value-type="string">
            <text:p>语言</text:p>
          </table:table-cell>
        </table:table-row>
        <table:table-row>
          <table:table-cell office:value-type="string">
            <text:p>region_placeholder</text:p>
          </table:table-cell>
          <table:table-cell office:value-type="string">
            <text:p>e.g. US, EU</text:p>
          </table:table-cell>
          <table:table-cell office:value-type="string">
            <text:p>e.g. US, EU</text:p>
          </table:table-cell>
          <table:table-cell office:value-type="string">
            <text:p>bijv. US, EU</text:p>
          </table:table-cell>
          <table:table-cell office:value-type="string">
            <text:p>bijv. US, EU</text:p>
          </table:table-cell>
          <table:table-cell office:value-type="string">
            <text:p>ex. US, EU</text:p>
          </table:table-cell>
          <table:table-cell office:value-type="string">
            <text:p>例如 US、EU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